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4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59cbc3" style:font-size-asian="18pt" style:font-weight-asian="bold" style:font-size-complex="18pt" style:font-weight-complex="bold" style:text-rotation-angle="270" style:text-rotation-scale="line-height"/>
    </style:style>
    <style:style style:name="P15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6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5">Shipper</text:p>
          </table:table-cell>
          <table:covered-table-cell/>
          <table:covered-table-cell/>
          <table:table-cell table:style-name="Table1.A1" office:value-type="string">
            <text:p text:style-name="P15">Box</text:p>
          </table:table-cell>
          <table:table-cell table:style-name="Table1.E1" table:number-columns-spanned="7" office:value-type="string">
            <text:p text:style-name="P16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><text:span text:style-name="T1"><text:s/></text:span><text:span text:style-name="T3"><text:placeholder text:placeholder-type="text">&lt;get_full_address(o.carrier_id.partner_id)&gt;</text:placeholder></text:span></text:p>
          </table:table-cell>
          <table:table-cell table:style-name="Table1.A2" office:value-type="string">
            <text:p text:style-name="P10"><text:span text:style-name="T1"><text:s/></text:span><text:span text:style-name="T3"><text:placeholder text:placeholder-type="text">&lt;o.carrier_id.partner_id and o.carrier_id.partner_id.name or o.carrier_id.name&gt;</text:placeholder></text:span></text:p>
          </table:table-cell>
          <table:table-cell table:style-name="Table1.A2" office:value-type="string">
            <text:p text:style-name="P14"><text:span text:style-name="T3"><text:placeholder text:placeholder-type="text">&lt;i+1&gt;</text:placeholder></text:span><text:s/>OF <text:span text:style-name="T3"><text:placeholder text:placeholder-type="text">&lt;o.packages&gt;</text:placeholder>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2" office:value-type="string">
            <text:p text:style-name="P7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8"><text:placeholder text:placeholder-type="text">&lt;o.partner_shipping_id.phone or ''&gt;</text:placeholder></text:p>
          </table:table-cell>
          <table:table-cell table:style-name="Table1.A2" office:value-type="string">
            <text:p text:style-name="P8"><text:placeholder text:placeholder-type="text">&lt;get_address(o.partner_shipping_id)&gt;</text:placeholder></text:p>
          </table:table-cell>
          <table:table-cell table:style-name="Table1.A2" office:value-type="string">
            <text:p text:style-name="P8"><text:placeholder text:placeholder-type="text">&lt;get_street2(o.partner_shipping_id)&gt;</text:placeholder></text:p>
          </table:table-cell>
          <table:table-cell table:style-name="Table1.A2" office:value-type="string">
            <text:p text:style-name="P9"><text:placeholder text:placeholder-type="text">&lt;get_street(o.partner_shipping_id)&gt;</text:placeholder></text:p>
          </table:table-cell>
          <table:table-cell table:style-name="Table1.A2" office:value-type="string">
            <text:p text:style-name="P13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4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7T05:39:57.295345306</dc:date>
    <meta:editing-duration>PT2H36M12S</meta:editing-duration>
    <meta:editing-cycles>47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8" meta:character-count="545" meta:non-whitespace-character-count="520"/>
  </office:meta>
</office:document-meta>
</file>